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l Bayan" svg:font-family="'Al Bay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language="en" fo:country="US" officeooo:paragraph-rsid="001a8a72"/>
    </style:style>
    <style:style style:name="P2" style:family="paragraph" style:parent-style-name="Preformatted_20_Text">
      <style:text-properties style:font-name="Arial" fo:language="en" fo:country="US" officeooo:paragraph-rsid="001b5146"/>
    </style:style>
    <style:style style:name="P3" style:family="paragraph" style:parent-style-name="Preformatted_20_Text">
      <style:text-properties fo:language="en" fo:country="US" officeooo:paragraph-rsid="001a8a72"/>
    </style:style>
    <style:style style:name="T1" style:family="text">
      <style:text-properties officeooo:rsid="001a8a72"/>
    </style:style>
    <style:style style:name="T2" style:family="text">
      <style:text-properties officeooo:rsid="001b5146"/>
    </style:style>
    <style:style style:name="T3" style:family="text">
      <style:text-properties fo:font-style="italic" officeooo:rsid="001b5146" style:font-style-asian="italic" style:font-style-complex="italic"/>
    </style:style>
    <style:style style:name="T4" style:family="text">
      <style:text-properties fo:font-style="italic" officeooo:rsid="001a8a72" style:font-style-asian="italic" style:font-style-complex="italic"/>
    </style:style>
    <style:style style:name="T5" style:family="text">
      <style:text-properties fo:font-style="normal" officeooo:rsid="001b5146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YER IMPLEMENTATION</text:span></text:p>
      <text:p text:style-name="P1"><text:span text:style-name="T1"/></text:p>
      <text:p text:style-name="P1"><text:span text:style-name="T1">The comments in the code should be self-explanatory.</text:span></text:p>
      <text:p text:style-name="P1"><text:span text:style-name="T1"/></text:p>
      <text:p text:style-name="P1"><text:span text:style-name="T1">The API consists of a single function – </text:span><text:span text:style-name="T4">start_link/3</text:span><text:span text:style-name="T1">. It called from </text:span><text:span text:style-name="T4">player.sh</text:span><text:span text:style-name="T1"> script, which is executed for a player process starting. It takes three arguments: IP, Port and Nick, which are then passed to the </text:span><text:span text:style-name="T4">start_link/3</text:span><text:span text:style-name="T1"> function. </text:span></text:p>
      <text:p text:style-name="P1"><text:span text:style-name="T1"/></text:p>
      <text:p text:style-name="P1"><text:span text:style-name="T1">Ex.: &gt; ./player.sh “127.0.0.1” 2090 “pawel”</text:span></text:p>
      <text:p text:style-name="P1"><text:span text:style-name="T1"/></text:p>
      <text:p text:style-name="P2"><text:span text:style-name="T1">Functions: </text:span><text:span text:style-name="T2">i</text:span><text:span text:style-name="T3">nit/1, handl_call/3, handle_cast/2, handle_info/2, terminate/2, code_change/3</text:span><text:span text:style-name="T2"> are required by a </text:span><text:span text:style-name="T3">gen_server</text:span><text:span text:style-name="T2"> behaviour, which this module implements. For further reading visit </text:span><text:a xlink:type="simple" xlink:href="http://www.erlang.org/doc/man/gen_server.html"><text:span text:style-name="T2">http://www.erlang.org/doc/man/gen_server.html</text:span></text:a><text:span text:style-name="T2">.</text:span></text:p>
      <text:p text:style-name="P2"><text:span text:style-name="T2"/></text:p>
      <text:p text:style-name="P2"><text:span text:style-name="T2">The </text:span><text:span text:style-name="T3">state</text:span><text:span text:style-name="T2"> record describes the connection settings (IP address, port, socket), game ID, and a buffer for merging incomplete TCP messages. The field </text:span><text:span text:style-name="T3">positions</text:span><text:span text:style-name="T5"> is left for future implementation of actual game state (tics' and tac's positions).</text:span></text:p>
      <text:p text:style-name="P2"><text:span text:style-name="T5"/></text:p>
      <text:p text:style-name="P2"><text:span text:style-name="T5">Functions </text:span><text:span text:style-name="T3">get_sub_element/2, get_attr_value/2, msg/1, getPlayers/1, handle_xml/2, thankYouMsg/0, leaveGameMsg/0, logoutMsg/0, ticMsg/0, errorMsg/0, msgInfo/0</text:span><text:span text:style-name="T5"> are used specifically for the projects Player implementation. Their purpose and behaviour is described in the code's comments.</text:span></text:p>
      <text:p text:style-name="P3"><text:span text:style-name="T1"/></text:p>
      <text:p text:style-name="P3"><text:span text:style-name="T1">-module(gamer).</text:span></text:p>
      <text:p text:style-name="P3"><text:span text:style-name="T1">%-compile(export_all).</text:span></text:p>
      <text:p text:style-name="P3"><text:span text:style-name="T1"/></text:p>
      <text:p text:style-name="P3"><text:span text:style-name="T1">%% API</text:span></text:p>
      <text:p text:style-name="P3"><text:span text:style-name="T1">-export([start_link/3]).</text:span></text:p>
      <text:p text:style-name="P3"><text:span text:style-name="T1"/></text:p>
      <text:p text:style-name="P3"><text:span text:style-name="T1">%% gen_server callbacks</text:span></text:p>
      <text:p text:style-name="P3"><text:span text:style-name="T1">-export([init/1,</text:span></text:p>
      <text:p text:style-name="P3"><text:span text:style-name="T1"><text:s text:c="9"/>handle_call/3,</text:span></text:p>
      <text:p text:style-name="P3"><text:span text:style-name="T1"><text:s text:c="9"/>handle_cast/2,</text:span></text:p>
      <text:p text:style-name="P3"><text:span text:style-name="T1"><text:s text:c="9"/>handle_info/2,</text:span></text:p>
      <text:p text:style-name="P3"><text:span text:style-name="T1"><text:s text:c="9"/>terminate/2,</text:span></text:p>
      <text:p text:style-name="P3"><text:span text:style-name="T1"><text:s text:c="9"/>code_change/3]).</text:span></text:p>
      <text:p text:style-name="P3"><text:span text:style-name="T1"/></text:p>
      <text:p text:style-name="P3"><text:span text:style-name="T1">%% for communication testing</text:span></text:p>
      <text:p text:style-name="P3"><text:span text:style-name="T1">-export([testThankYou/0,</text:span></text:p>
      <text:p text:style-name="P3"><text:span text:style-name="T1"><text:tab/> testLeaveGame/0,</text:span></text:p>
      <text:p text:style-name="P3"><text:span text:style-name="T1"><text:tab/> testLogout/0,</text:span></text:p>
      <text:p text:style-name="P3"><text:span text:style-name="T1"><text:tab/> testTic/0,</text:span></text:p>
      <text:p text:style-name="P3"><text:span text:style-name="T1"><text:tab/> testError/0,</text:span></text:p>
      <text:p text:style-name="P3"><text:span text:style-name="T1"><text:tab/> testPlayerLogin/0]).</text:span></text:p>
      <text:p text:style-name="P3"><text:span text:style-name="T1"/></text:p>
      <text:p text:style-name="P3"><text:span text:style-name="T1">-record(state, {address,</text:span></text:p>
      <text:p text:style-name="P3"><text:span text:style-name="T1"><text:s text:c="16"/>port,</text:span></text:p>
      <text:p text:style-name="P3"><text:span text:style-name="T1"><text:s text:c="16"/>positions=[],</text:span></text:p>
      <text:p text:style-name="P3"><text:span text:style-name="T1"><text:s text:c="16"/>buffer = [],</text:span></text:p>
      <text:p text:style-name="P3"><text:span text:style-name="T1"><text:tab/><text:tab/><text:tab/>socket,</text:span></text:p>
      <text:p text:style-name="P3"><text:span text:style-name="T1"><text:s text:c="16"/>gameId = "5-in-line-tic-tac-toe"</text:span></text:p>
      <text:p text:style-name="P3"><text:span text:style-name="T1"><text:s text:c="15"/>}).</text:span></text:p>
      <text:p text:style-name="P3"><text:span text:style-name="T1"/></text:p>
      <text:p text:style-name="P3"><text:span text:style-name="T1">-include_lib("xmerl/include/xmerl.hrl").</text:span></text:p>
      <text:p text:style-name="P3"><text:span text:style-name="T1"/></text:p>
      <text:p text:style-name="P3"><text:span text:style-name="T1">%%%===================================================================</text:span></text:p>
      <text:p text:style-name="P3"><text:span text:style-name="T1">%%% API</text:span></text:p>
      <text:p text:style-name="P3"><text:span text:style-name="T1">%%%===================================================================</text:span></text:p>
      <text:p text:style-name="P3"><text:span text:style-name="T1"/></text:p>
      <text:p text:style-name="P3"><text:span text:style-name="T1">%%--------------------------------------------------------------------</text:span></text:p>
      <text:p text:style-name="P3"><text:span text:style-name="T1">%% @doc</text:span></text:p>
      <text:p text:style-name="P3"><text:span text:style-name="T1">%% Starts the server</text:span></text:p>
      <text:p text:style-name="P3"><text:span text:style-name="T1">%%</text:span></text:p>
      <text:p text:style-name="P3"><text:span text:style-name="T1">%% @spec start_link() -&gt; {ok, Pid} | ignore | {error, Error}</text:span></text:p>
      <text:p text:style-name="P3"><text:soft-page-break/><text:span text:style-name="T1">%% @end</text:span></text:p>
      <text:p text:style-name="P3"><text:span text:style-name="T1">%%--------------------------------------------------------------------</text:span></text:p>
      <text:p text:style-name="P3"><text:span text:style-name="T1">start_link(Address, Port, Nick) -&gt;</text:span></text:p>
      <text:p text:style-name="P3"><text:span text:style-name="T1"><text:tab/>gen_server:start_link({local,?MODULE}, ?MODULE, [Address, Port, Nick], []).</text:span></text:p>
      <text:p text:style-name="P3"><text:span text:style-name="T1"/></text:p>
      <text:p text:style-name="P3"><text:span text:style-name="T1">%%%===================================================================</text:span></text:p>
      <text:p text:style-name="P3"><text:span text:style-name="T1">%%% gen_server callbacks</text:span></text:p>
      <text:p text:style-name="P3"><text:span text:style-name="T1">%%%===================================================================</text:span></text:p>
      <text:p text:style-name="P3"><text:span text:style-name="T1"/></text:p>
      <text:p text:style-name="P3"><text:span text:style-name="T1">%%--------------------------------------------------------------------</text:span></text:p>
      <text:p text:style-name="P3"><text:span text:style-name="T1">%% @private</text:span></text:p>
      <text:p text:style-name="P3"><text:span text:style-name="T1">%% @doc</text:span></text:p>
      <text:p text:style-name="P3"><text:span text:style-name="T1">%% Initializes the server</text:span></text:p>
      <text:p text:style-name="P3"><text:span text:style-name="T1">%%</text:span></text:p>
      <text:p text:style-name="P3"><text:span text:style-name="T1">%% @spec init(Args) -&gt; {ok, State} |</text:span></text:p>
      <text:p text:style-name="P3"><text:span text:style-name="T1">%% <text:s text:c="20"/>{ok, State, Timeout} |</text:span></text:p>
      <text:p text:style-name="P3"><text:span text:style-name="T1">%% <text:s text:c="20"/>ignore |</text:span></text:p>
      <text:p text:style-name="P3"><text:span text:style-name="T1">%% <text:s text:c="20"/>{stop, Reason}</text:span></text:p>
      <text:p text:style-name="P3"><text:span text:style-name="T1">%% @end</text:span></text:p>
      <text:p text:style-name="P3"><text:span text:style-name="T1">%%--------------------------------------------------------------------</text:span></text:p>
      <text:p text:style-name="P3"><text:span text:style-name="T1">init([Address, Port, Nick]) -&gt;</text:span></text:p>
      <text:p text:style-name="P3"><text:span text:style-name="T1"><text:s text:c="8"/>{ok, Socket} = gen_tcp:connect(Address, Port, [{mode, list}]),</text:span></text:p>
      <text:p text:style-name="P3"><text:span text:style-name="T1"><text:tab/>io:fwrite("Connecting...~n",[]),</text:span></text:p>
      <text:p text:style-name="P3"><text:span text:style-name="T1"><text:s text:c="8"/>String = io_lib:fwrite("&lt;message type=\"playerLogin\"&gt;&lt;playerLogin nick=\"~s\" gameType=\"5-in-line-tic-tac-toe\"/&gt;&lt;/message&gt;", [Nick]),</text:span></text:p>
      <text:p text:style-name="P3"><text:span text:style-name="T1"><text:s text:c="8"/>gen_tcp:send(Socket, String),</text:span></text:p>
      <text:p text:style-name="P3"><text:span text:style-name="T1"><text:s text:c="8"/>{ok, #state{address=Address, port=Port, socket=Socket, gameId="5-in-line-tic-tac-toe"}}.</text:span></text:p>
      <text:p text:style-name="P3"><text:span text:style-name="T1"/></text:p>
      <text:p text:style-name="P3"><text:span text:style-name="T1">%%--------------------------------------------------------------------</text:span></text:p>
      <text:p text:style-name="P3"><text:span text:style-name="T1">%% @private</text:span></text:p>
      <text:p text:style-name="P3"><text:span text:style-name="T1">%% @doc</text:span></text:p>
      <text:p text:style-name="P3"><text:span text:style-name="T1">%% Handling call messages</text:span></text:p>
      <text:p text:style-name="P3"><text:span text:style-name="T1">%%</text:span></text:p>
      <text:p text:style-name="P3"><text:span text:style-name="T1">%% @spec handle_call(Request, From, State) -&gt;</text:span></text:p>
      <text:p text:style-name="P3"><text:span text:style-name="T1">%% <text:s text:c="34"/>{reply, Reply, State} |</text:span></text:p>
      <text:p text:style-name="P3"><text:span text:style-name="T1">%% <text:s text:c="34"/>{reply, Reply, State, Timeout} |</text:span></text:p>
      <text:p text:style-name="P3"><text:span text:style-name="T1">%% <text:s text:c="34"/>{noreply, State} |</text:span></text:p>
      <text:p text:style-name="P3"><text:span text:style-name="T1">%% <text:s text:c="34"/>{noreply, State, Timeout} |</text:span></text:p>
      <text:p text:style-name="P3"><text:span text:style-name="T1">%% <text:s text:c="34"/>{stop, Reason, Reply, State} |</text:span></text:p>
      <text:p text:style-name="P3"><text:span text:style-name="T1">%% <text:s text:c="34"/>{stop, Reason, State}</text:span></text:p>
      <text:p text:style-name="P3"><text:span text:style-name="T1">%% @end</text:span></text:p>
      <text:p text:style-name="P3"><text:span text:style-name="T1">%%--------------------------------------------------------------------</text:span></text:p>
      <text:p text:style-name="P3"><text:span text:style-name="T1">handle_call(_Request, _From, State) -&gt;</text:span></text:p>
      <text:p text:style-name="P3"><text:span text:style-name="T1"><text:s text:c="4"/>Reply = ok,</text:span></text:p>
      <text:p text:style-name="P3"><text:span text:style-name="T1"><text:s text:c="4"/>{reply, Reply, State}.</text:span></text:p>
      <text:p text:style-name="P3"><text:span text:style-name="T1"/></text:p>
      <text:p text:style-name="P3"><text:span text:style-name="T1">%%--------------------------------------------------------------------</text:span></text:p>
      <text:p text:style-name="P3"><text:span text:style-name="T1">%% @private</text:span></text:p>
      <text:p text:style-name="P3"><text:span text:style-name="T1">%% @doc</text:span></text:p>
      <text:p text:style-name="P3"><text:span text:style-name="T1">%% Handling cast messages. This is used for testing sending messages to a server.</text:span></text:p>
      <text:p text:style-name="P3"><text:span text:style-name="T1">%%</text:span></text:p>
      <text:p text:style-name="P3"><text:span text:style-name="T1">%% @spec handle_cast(Msg, State) -&gt; {noreply, State} |</text:span></text:p>
      <text:p text:style-name="P3"><text:span text:style-name="T1">%% <text:s text:c="33"/>{noreply, State, Timeout} |</text:span></text:p>
      <text:p text:style-name="P3"><text:span text:style-name="T1">%% <text:s text:c="33"/>{stop, Reason, State}</text:span></text:p>
      <text:p text:style-name="P3"><text:span text:style-name="T1">%% @end</text:span></text:p>
      <text:p text:style-name="P3"><text:span text:style-name="T1">%%--------------------------------------------------------------------</text:span></text:p>
      <text:p text:style-name="P3"><text:span text:style-name="T1">handle_cast(Msg, State) -&gt;</text:span></text:p>
      <text:p text:style-name="P3"><text:span text:style-name="T1"><text:tab/>gen_tcp:send(State#state.socket, Msg),</text:span></text:p>
      <text:p text:style-name="P3"><text:span text:style-name="T1"><text:tab/>{noreply, State}.</text:span></text:p>
      <text:p text:style-name="P3"><text:span text:style-name="T1"/></text:p>
      <text:p text:style-name="P3"><text:soft-page-break/><text:span text:style-name="T1"/></text:p>
      <text:p text:style-name="P3"><text:span text:style-name="T1">%%--------------------------------------------------------------------</text:span></text:p>
      <text:p text:style-name="P3"><text:span text:style-name="T1">%% @private</text:span></text:p>
      <text:p text:style-name="P3"><text:span text:style-name="T1">%% @doc</text:span></text:p>
      <text:p text:style-name="P3"><text:span text:style-name="T1">%% Handling all non call/cast messages. This is used for receiving data over %%%%% TCP.</text:span></text:p>
      <text:p text:style-name="P3"><text:span text:style-name="T1">%%</text:span></text:p>
      <text:p text:style-name="P3"><text:span text:style-name="T1">%% @spec handle_info(Info, State) -&gt; {noreply, State} |</text:span></text:p>
      <text:p text:style-name="P3"><text:span text:style-name="T1">%% <text:s text:c="34"/>{noreply, State, Timeout} |</text:span></text:p>
      <text:p text:style-name="P3"><text:span text:style-name="T1">%% <text:s text:c="34"/>{stop, Reason, State}</text:span></text:p>
      <text:p text:style-name="P3"><text:span text:style-name="T1">%% @end</text:span></text:p>
      <text:p text:style-name="P3"><text:span text:style-name="T1">%%--------------------------------------------------------------------</text:span></text:p>
      <text:p text:style-name="P3"><text:span text:style-name="T1">handle_info({tcp, _Socket, DataBin}, State) -&gt;</text:span></text:p>
      <text:p text:style-name="P3"><text:span text:style-name="T1"><text:tab/>Data0 = DataBin,</text:span></text:p>
      <text:p text:style-name="P3"><text:span text:style-name="T1"><text:tab/>Data = State#state.buffer++Data0,</text:span></text:p>
      <text:p text:style-name="P3"><text:span text:style-name="T1"><text:s text:c="8"/>try xmerl_scan:string(Data) of <text:s/>%trying to parse Data as XML</text:span></text:p>
      <text:p text:style-name="P3"><text:span text:style-name="T1"><text:s text:c="16"/>{Element, Tail} -&gt;</text:span></text:p>
      <text:p text:style-name="P3"><text:span text:style-name="T1"><text:s text:c="24"/>case handle_xml(Element,State) of</text:span></text:p>
      <text:p text:style-name="P3"><text:span text:style-name="T1"><text:s text:c="32"/>{ok,State1} -&gt; <text:s text:c="9"/>% the case when player does not need to asnwer</text:span></text:p>
      <text:p text:style-name="P3"><text:span text:style-name="T1"><text:s text:c="40"/>{noreply, State1#state{buffer=Tail}};</text:span></text:p>
      <text:p text:style-name="P3"><text:span text:style-name="T1"><text:tab/><text:tab/><text:tab/><text:tab/>{ok,State1,Msg} -&gt; <text:s text:c="5"/>% the case when player has to answer</text:span></text:p>
      <text:p text:style-name="P3"><text:span text:style-name="T1"><text:tab/><text:tab/><text:tab/><text:tab/><text:tab/>gen_tcp:send(State#state.socket,Msg),</text:span></text:p>
      <text:p text:style-name="P3"><text:span text:style-name="T1"><text:tab/><text:tab/><text:tab/><text:tab/><text:tab/>{noreply, State1#state{buffer=Tail}};</text:span></text:p>
      <text:p text:style-name="P3"><text:span text:style-name="T1"><text:s text:c="32"/>{stop,Reason,Msg} -&gt; <text:s text:c="3"/>% error</text:span></text:p>
      <text:p text:style-name="P3"><text:span text:style-name="T1"><text:s text:c="40"/>gen_tcp:send(State#state.socket,Msg),</text:span></text:p>
      <text:p text:style-name="P3"><text:span text:style-name="T1"><text:s text:c="40"/>gen_tcp:close(State#state.socket),</text:span></text:p>
      <text:p text:style-name="P3"><text:span text:style-name="T1"><text:s text:c="40"/>{stop,Reason,State}</text:span></text:p>
      <text:p text:style-name="P3"><text:span text:style-name="T1"><text:s text:c="24"/>end</text:span></text:p>
      <text:p text:style-name="P3"><text:span text:style-name="T1"><text:s text:c="8"/>catch</text:span></text:p>
      <text:p text:style-name="P3"><text:span text:style-name="T1"><text:s text:c="16"/>ErrType:ErrMsg -&gt;</text:span></text:p>
      <text:p text:style-name="P3"><text:span text:style-name="T1"><text:s text:c="24"/>io:fwrite("Error parsing: ~p~n", [{ErrType,ErrMsg}]),</text:span></text:p>
      <text:p text:style-name="P3"><text:span text:style-name="T1"><text:s text:c="24"/>{noreply,State#state{buffer = Data}}</text:span></text:p>
      <text:p text:style-name="P3"><text:span text:style-name="T1"><text:s text:c="8"/>end,</text:span></text:p>
      <text:p text:style-name="P3"><text:span text:style-name="T1"><text:s text:c="8"/>{noreply, State};</text:span></text:p>
      <text:p text:style-name="P3"><text:span text:style-name="T1">handle_info({tcp_closed, _Socket}, State) -&gt;</text:span></text:p>
      <text:p text:style-name="P3"><text:span text:style-name="T1"><text:s text:c="8"/>io:fwrite("TCP connection closed.~n", []),</text:span></text:p>
      <text:p text:style-name="P3"><text:span text:style-name="T1"><text:s text:c="8"/>{stop, normal, State};</text:span></text:p>
      <text:p text:style-name="P3"><text:span text:style-name="T1">handle_info(Info, State) -&gt;</text:span></text:p>
      <text:p text:style-name="P3"><text:span text:style-name="T1"><text:s text:c="8"/>{stop, {odd_info, Info}, State}.</text:span></text:p>
      <text:p text:style-name="P3"><text:span text:style-name="T1"/></text:p>
      <text:p text:style-name="P3"><text:span text:style-name="T1">%%--------------------------------------------------------------------</text:span></text:p>
      <text:p text:style-name="P3"><text:span text:style-name="T1">%% @private</text:span></text:p>
      <text:p text:style-name="P3"><text:span text:style-name="T1">%% @doc</text:span></text:p>
      <text:p text:style-name="P3"><text:span text:style-name="T1">%% This function is called by a gen_server when it is about to</text:span></text:p>
      <text:p text:style-name="P3"><text:span text:style-name="T1">%% terminate. It should be the opposite of Module:init/1 and do any</text:span></text:p>
      <text:p text:style-name="P3"><text:span text:style-name="T1">%% necessary cleaning up. When it returns, the gen_server terminates</text:span></text:p>
      <text:p text:style-name="P3"><text:span text:style-name="T1">%% with Reason. The return value is ignored.</text:span></text:p>
      <text:p text:style-name="P3"><text:span text:style-name="T1">%%</text:span></text:p>
      <text:p text:style-name="P3"><text:span text:style-name="T1">%% @spec terminate(Reason, State) -&gt; void()</text:span></text:p>
      <text:p text:style-name="P3"><text:span text:style-name="T1">%% @end</text:span></text:p>
      <text:p text:style-name="P3"><text:span text:style-name="T1">%%--------------------------------------------------------------------</text:span></text:p>
      <text:p text:style-name="P3"><text:span text:style-name="T1">terminate(Reason, _State) -&gt;</text:span></text:p>
      <text:p text:style-name="P3"><text:span text:style-name="T1"><text:s text:c="8"/>io:fwrite("Player terminating because of ~p~n.", [Reason]),</text:span></text:p>
      <text:p text:style-name="P3"><text:span text:style-name="T1"><text:s text:c="8"/>ok.</text:span></text:p>
      <text:p text:style-name="P3"><text:span text:style-name="T1"/></text:p>
      <text:p text:style-name="P3"><text:span text:style-name="T1">%%--------------------------------------------------------------------</text:span></text:p>
      <text:p text:style-name="P3"><text:span text:style-name="T1">%% @private</text:span></text:p>
      <text:p text:style-name="P3"><text:span text:style-name="T1">%% @doc</text:span></text:p>
      <text:p text:style-name="P3"><text:span text:style-name="T1">%% Convert process state when code is changed</text:span></text:p>
      <text:p text:style-name="P3"><text:span text:style-name="T1">%%</text:span></text:p>
      <text:p text:style-name="P3"><text:span text:style-name="T1">%% @spec code_change(OldVsn, State, Extra) -&gt; {ok, NewState}</text:span></text:p>
      <text:p text:style-name="P3"><text:span text:style-name="T1">%% @end</text:span></text:p>
      <text:p text:style-name="P3"><text:soft-page-break/><text:span text:style-name="T1">%%--------------------------------------------------------------------</text:span></text:p>
      <text:p text:style-name="P3"><text:span text:style-name="T1">code_change(_OldVsn, State, _Extra) -&gt;</text:span></text:p>
      <text:p text:style-name="P3"><text:span text:style-name="T1"><text:s text:c="4"/>{ok, State}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%%%===================================================================</text:span></text:p>
      <text:p text:style-name="P3"><text:span text:style-name="T1">%%% Internal functions</text:span></text:p>
      <text:p text:style-name="P3"><text:span text:style-name="T1">%%%===================================================================</text:span></text:p>
      <text:p text:style-name="P3"><text:span text:style-name="T1"/></text:p>
      <text:p text:style-name="P3"><text:span text:style-name="T1">%%%===================================================================</text:span></text:p>
      <text:p text:style-name="P3"><text:span text:style-name="T1">%%%XML parsing</text:span></text:p>
      <text:p text:style-name="P3"><text:span text:style-name="T1">%%%===================================================================</text:span></text:p>
      <text:p text:style-name="P3"><text:span text:style-name="T1"/></text:p>
      <text:p text:style-name="P3"><text:span text:style-name="T1">%% Gets an XML subelement with tag 'Name' from an element 'El'.</text:span></text:p>
      <text:p text:style-name="P3"><text:span text:style-name="T1">get_sub_element(Name, #xmlElement{} = El) -&gt;</text:span></text:p>
      <text:p text:style-name="P3"><text:span text:style-name="T1"><text:tab/>#xmlElement{content = Content} = El,</text:span></text:p>
      <text:p text:style-name="P3"><text:span text:style-name="T1"><text:tab/>case lists:keyfind(Name, #xmlElement.name, Content) of</text:span></text:p>
      <text:p text:style-name="P3"><text:span text:style-name="T1"><text:tab/><text:tab/>false -&gt;</text:span></text:p>
      <text:p text:style-name="P3"><text:span text:style-name="T1"><text:tab/><text:tab/><text:tab/>false;</text:span></text:p>
      <text:p text:style-name="P3"><text:span text:style-name="T1"><text:tab/><text:tab/>Tuple -&gt;</text:span></text:p>
      <text:p text:style-name="P3"><text:span text:style-name="T1"><text:tab/><text:tab/><text:tab/>Tuple</text:span></text:p>
      <text:p text:style-name="P3"><text:span text:style-name="T1"><text:tab/>end.</text:span></text:p>
      <text:p text:style-name="P3"><text:span text:style-name="T1"><text:tab/></text:span></text:p>
      <text:p text:style-name="P3"><text:span text:style-name="T1">%% Gets value of the 'Name' attribute of element 'El'</text:span></text:p>
      <text:p text:style-name="P3"><text:span text:style-name="T1">get_attr_value(Name, #xmlElement{} = El) -&gt;</text:span></text:p>
      <text:p text:style-name="P3"><text:span text:style-name="T1"><text:tab/>#xmlElement{attributes = Attrs} = El,</text:span></text:p>
      <text:p text:style-name="P3"><text:span text:style-name="T1"><text:tab/>case lists:keyfind(Name, #xmlAttribute.name, Attrs) of</text:span></text:p>
      <text:p text:style-name="P3"><text:span text:style-name="T1"><text:tab/><text:tab/>false -&gt;</text:span></text:p>
      <text:p text:style-name="P3"><text:span text:style-name="T1"><text:tab/><text:tab/><text:tab/>false;</text:span></text:p>
      <text:p text:style-name="P3"><text:span text:style-name="T1"><text:tab/><text:tab/>At -&gt;</text:span></text:p>
      <text:p text:style-name="P3"><text:span text:style-name="T1"><text:tab/><text:tab/><text:tab/>At#xmlAttribute.value</text:span></text:p>
      <text:p text:style-name="P3"><text:span text:style-name="T1"><text:tab/>end.</text:span></text:p>
      <text:p text:style-name="P3"><text:span text:style-name="T1"><text:tab/></text:span></text:p>
      <text:p text:style-name="P3"><text:span text:style-name="T1">%% Generates an XML element using 'El'</text:span></text:p>
      <text:p text:style-name="P3"><text:span text:style-name="T1">msg(El) -&gt;</text:span></text:p>
      <text:p text:style-name="P3"><text:span text:style-name="T1"><text:tab/> <text:s text:c="3"/>lists:flatten(xmerl:export_simple_content([El], xmerl_xml)).</text:span></text:p>
      <text:p text:style-name="P3"><text:span text:style-name="T1"/></text:p>
      <text:p text:style-name="P3"><text:span text:style-name="T1">%% Gets a list of players from an XML element 'List' containing multiple 'Player' tags</text:span></text:p>
      <text:p text:style-name="P3"><text:span text:style-name="T1">getPlayers(List) -&gt;</text:span></text:p>
      <text:p text:style-name="P3"><text:span text:style-name="T1"><text:s text:c="8"/>[E || {xmlElement,player,_,_,_,_,_,_,_,_,_,_} = E &lt;- List].</text:span></text:p>
      <text:p text:style-name="P3"><text:span text:style-name="T1"/></text:p>
      <text:p text:style-name="P3"><text:span text:style-name="T1">%% Handling incoming messages.</text:span></text:p>
      <text:p text:style-name="P3"><text:span text:style-name="T1">handle_xml(E, State) -&gt;</text:span></text:p>
      <text:p text:style-name="P3"><text:span text:style-name="T1"><text:s text:c="8"/>case get_attr_value(type, E) of</text:span></text:p>
      <text:p text:style-name="P3"><text:span text:style-name="T1"><text:s text:c="16"/>"error" -&gt;</text:span></text:p>
      <text:p text:style-name="P3"><text:span text:style-name="T1"><text:s text:c="24"/>msgInfo(error,State),</text:span></text:p>
      <text:p text:style-name="P3"><text:span text:style-name="T1"><text:s text:c="24"/>#xmlElement{content=Content} <text:s/>= E,</text:span></text:p>
      <text:p text:style-name="P3"><text:span text:style-name="T1"><text:s text:c="24"/>[#xmlText{value=Error}] = Content,</text:span></text:p>
      <text:p text:style-name="P3"><text:span text:style-name="T1"><text:s text:c="24"/>io:fwrite("Received error: ~p~n",[Error]),</text:span></text:p>
      <text:p text:style-name="P3"><text:span text:style-name="T1"><text:s text:c="24"/>{ok, State};</text:span></text:p>
      <text:p text:style-name="P3"><text:span text:style-name="T1"><text:s text:c="16"/>"loginResponse" -&gt;</text:span></text:p>
      <text:p text:style-name="P3"><text:span text:style-name="T1"><text:s text:c="24"/>msgInfo(loginResponse, State),</text:span></text:p>
      <text:p text:style-name="P3"><text:span text:style-name="T1"><text:s text:c="24"/>E1 = get_sub_element(response, E),</text:span></text:p>
      <text:p text:style-name="P3"><text:span text:style-name="T1"><text:s text:c="24"/>Accept = get_attr_value(accept,E1),</text:span></text:p>
      <text:p text:style-name="P3"><text:span text:style-name="T1"><text:s text:c="24"/>case Accept of</text:span></text:p>
      <text:p text:style-name="P3"><text:span text:style-name="T1"><text:s text:c="32"/>"no" -&gt;</text:span></text:p>
      <text:p text:style-name="P3"><text:span text:style-name="T1"><text:s text:c="40"/>io:fwrite("Login denied!~n", []),</text:span></text:p>
      <text:p text:style-name="P3"><text:span text:style-name="T1"><text:s text:c="40"/>E2 = get_sub_element(error,E),</text:span></text:p>
      <text:p text:style-name="P3"><text:span text:style-name="T1"><text:s text:c="40"/>ErrorId = get_attr_value(id, E2),</text:span></text:p>
      <text:p text:style-name="P3"><text:span text:style-name="T1"><text:s text:c="40"/>io:fwrite("Error id = ~p: ", [ErrorId]),</text:span></text:p>
      <text:p text:style-name="P3"><text:span text:style-name="T1"><text:s text:c="40"/>case ErrorId of</text:span></text:p>
      <text:p text:style-name="P3"><text:span text:style-name="T1"><text:s text:c="48"/>"1" -&gt;</text:span></text:p>
      <text:p text:style-name="P3"><text:soft-page-break/><text:span text:style-name="T1"><text:s text:c="56"/>io:fwrite("wrong nick.~n",[]);</text:span></text:p>
      <text:p text:style-name="P3"><text:span text:style-name="T1"><text:s text:c="48"/>"2" -&gt;</text:span></text:p>
      <text:p text:style-name="P3"><text:span text:style-name="T1"><text:s text:c="56"/>io:fwrite("improper game type.~n",[]);</text:span></text:p>
      <text:p text:style-name="P3"><text:span text:style-name="T1"><text:s text:c="48"/>"3" -&gt;</text:span></text:p>
      <text:p text:style-name="P3"><text:span text:style-name="T1"><text:s text:c="56"/>io:fwrite("players pool overflow.~n",[]);</text:span></text:p>
      <text:p text:style-name="P3"><text:span text:style-name="T1"><text:s text:c="48"/>"5" -&gt;</text:span></text:p>
      <text:p text:style-name="P3"><text:span text:style-name="T1"><text:s text:c="56"/>io:fwrite("wrong game type description data")</text:span></text:p>
      <text:p text:style-name="P3"><text:span text:style-name="T1"><text:s text:c="40"/>end;</text:span></text:p>
      <text:p text:style-name="P3"><text:span text:style-name="T1"><text:s text:c="32"/>"yes" -&gt;</text:span></text:p>
      <text:p text:style-name="P3"><text:span text:style-name="T1"><text:s text:c="40"/>io:fwrite("Login accepted by server ~p!~n", [State#state.address])</text:span></text:p>
      <text:p text:style-name="P3"><text:span text:style-name="T1"><text:s text:c="24"/>end,</text:span></text:p>
      <text:p text:style-name="P3"><text:span text:style-name="T1"><text:s text:c="24"/>{ok,State};</text:span></text:p>
      <text:p text:style-name="P3"><text:span text:style-name="T1"><text:s text:c="16"/>"gameState" -&gt;</text:span></text:p>
      <text:p text:style-name="P3"><text:span text:style-name="T1"><text:s text:c="24"/>msgInfo(gameState, State),</text:span></text:p>
      <text:p text:style-name="P3"><text:span text:style-name="T1"><text:s text:c="24"/>"5-in-line-tic-tac-toe" = get_attr_value(id,get_sub_element(gameId, E)),</text:span></text:p>
      <text:p text:style-name="P3"><text:span text:style-name="T1"><text:s text:c="24"/>E2 = get_sub_element(nextPlayer, E),</text:span></text:p>
      <text:p text:style-name="P3"><text:span text:style-name="T1"><text:s text:c="24"/>if E2 == false -&gt;</text:span></text:p>
      <text:p text:style-name="P3"><text:span text:style-name="T1"><text:s text:c="40"/>io:fwrite("Game Over!~n", []),</text:span></text:p>
      <text:p text:style-name="P3"><text:span text:style-name="T1"><text:s text:c="40"/>E3 = get_sub_element(gameOver, E),</text:span></text:p>
      <text:p text:style-name="P3"><text:span text:style-name="T1"><text:s text:c="40"/>#xmlElement{content=Content} = E3,</text:span></text:p>
      <text:p text:style-name="P3"><text:span text:style-name="T1"><text:s text:c="40"/>Players = getPlayers(Content),</text:span></text:p>
      <text:p text:style-name="P3"><text:span text:style-name="T1"><text:s text:c="40"/>Players1 = lists:foldl(fun(Elem, Result) -&gt; [{get_attr_value(nick,Elem),get_attr_value(result, Elem)}|Result] end, [],Players),</text:span></text:p>
      <text:p text:style-name="P3"><text:span text:style-name="T1"><text:s text:c="40"/>lists:foreach(fun({Nick,Result}) -&gt; io:fwrite("Player ~p is a ~p.~n",[Nick,Result]) end, Players1);</text:span></text:p>
      <text:p text:style-name="P3"><text:span text:style-name="T1"/></text:p>
      <text:p text:style-name="P3"><text:span text:style-name="T1"><text:s text:c="32"/>true -&gt;</text:span></text:p>
      <text:p text:style-name="P3"><text:span text:style-name="T1"><text:s text:c="40"/>Nick = get_attr_value(nick, E2),</text:span></text:p>
      <text:p text:style-name="P3"><text:span text:style-name="T1"><text:s text:c="40"/>io:fwrite("Next player to move: ~p~n", [Nick])</text:span></text:p>
      <text:p text:style-name="P3"><text:span text:style-name="T1"><text:s text:c="24"/>end,</text:span></text:p>
      <text:p text:style-name="P3"><text:span text:style-name="T1"><text:s text:c="24"/>E4 = get_sub_element(gameState, E),</text:span></text:p>
      <text:p text:style-name="P3"><text:span text:style-name="T1"><text:s text:c="24"/>E5 = get_sub_element(tic, E4),</text:span></text:p>
      <text:p text:style-name="P3"><text:span text:style-name="T1"><text:s text:c="24"/>if E5 == false -&gt;</text:span></text:p>
      <text:p text:style-name="P3"><text:span text:style-name="T1"><text:s text:c="40"/>E6 = get_sub_element(tac,E4),</text:span></text:p>
      <text:p text:style-name="P3"><text:span text:style-name="T1"><text:s text:c="40"/>X = get_attr_value(x, E6),</text:span></text:p>
      <text:p text:style-name="P3"><text:span text:style-name="T1"><text:s text:c="40"/>Y = get_attr_value(y, E6),</text:span></text:p>
      <text:p text:style-name="P3"><text:span text:style-name="T1"><text:s text:c="40"/>io:fwrite("Last move: tac, x=~p, y=~p~n",[X,Y]);</text:span></text:p>
      <text:p text:style-name="P3"><text:span text:style-name="T1"><text:s text:c="32"/>true -&gt;</text:span></text:p>
      <text:p text:style-name="P3"><text:span text:style-name="T1"><text:s text:c="40"/>X = get_attr_value(x,E5),</text:span></text:p>
      <text:p text:style-name="P3"><text:span text:style-name="T1"><text:s text:c="40"/>Y = get_attr_value(y, E5),</text:span></text:p>
      <text:p text:style-name="P3"><text:span text:style-name="T1"><text:s text:c="40"/>io:fwrite("Last move: tic, x=~p, y=~p~n",[X,Y])</text:span></text:p>
      <text:p text:style-name="P3"><text:span text:style-name="T1"><text:s text:c="24"/>end,</text:span></text:p>
      <text:p text:style-name="P3"><text:span text:style-name="T1"/></text:p>
      <text:p text:style-name="P3"><text:span text:style-name="T1"><text:tab/><text:tab/><text:tab/>{ok, State, thankYouMsg()};</text:span></text:p>
      <text:p text:style-name="P3"><text:span text:style-name="T1"><text:s text:c="16"/>"serverShutdown" -&gt;</text:span></text:p>
      <text:p text:style-name="P3"><text:span text:style-name="T1"><text:s text:c="24"/>msgInfo(serverShutdown,State),</text:span></text:p>
      <text:p text:style-name="P3"><text:span text:style-name="T1"><text:s text:c="24"/>{ok, State};</text:span></text:p>
      <text:p text:style-name="P3"><text:span text:style-name="T1"><text:s text:c="16"/>"championsList" -&gt;</text:span></text:p>
      <text:p text:style-name="P3"><text:span text:style-name="T1"><text:s text:c="24"/>msgInfo(championsList,State),</text:span></text:p>
      <text:p text:style-name="P3"><text:span text:style-name="T1"><text:s text:c="24"/>#xmlElement{content=Content} = E,</text:span></text:p>
      <text:p text:style-name="P3"><text:span text:style-name="T1"><text:s text:c="24"/>Players = getPlayers(Content),</text:span></text:p>
      <text:p text:style-name="P3"><text:span text:style-name="T1"><text:s text:c="24"/>Players1 = lists:foldl(fun(Elem, Result) -&gt; [{get_attr_value(nick,Elem),get_attr_value(won, Elem),get_attr_value(lost,Elem)}|Result] end, [], Players),</text:span></text:p>
      <text:p text:style-name="P3"><text:soft-page-break/><text:span text:style-name="T1"><text:s text:c="24"/>lists:foreach(fun({Nick,Won,Lost}) -&gt; io:fwrite("Player ~p: won - ~p, lost - ~p.~n",[Nick,Won,Lost]) end, Players1),</text:span></text:p>
      <text:p text:style-name="P3"><text:span text:style-name="T1"><text:s text:c="24"/>{ok, State}</text:span></text:p>
      <text:p text:style-name="P3"><text:span text:style-name="T1"><text:s text:c="8"/>end.</text:span></text:p>
      <text:p text:style-name="P3"><text:span text:style-name="T1"/></text:p>
      <text:p text:style-name="P3"><text:span text:style-name="T1">%%%============================================================================</text:span></text:p>
      <text:p text:style-name="P3"><text:span text:style-name="T1">%%% Message generation</text:span></text:p>
      <text:p text:style-name="P3"><text:span text:style-name="T1">%%%============================================================================</text:span></text:p>
      <text:p text:style-name="P3"><text:span text:style-name="T1"/></text:p>
      <text:p text:style-name="P3"><text:span text:style-name="T1">%% Generates "Thank you" message</text:span></text:p>
      <text:p text:style-name="P3"><text:span text:style-name="T1">thankYouMsg() -&gt;</text:span></text:p>
      <text:p text:style-name="P3"><text:span text:style-name="T1"><text:tab/>Msg = {message, [{type, "thank you"}], [{gameId, [{id, "5-in-line-tic-tac-toe"}], []}] },</text:span></text:p>
      <text:p text:style-name="P3"><text:span text:style-name="T1"><text:tab/>msg(Msg).</text:span></text:p>
      <text:p text:style-name="P3"><text:span text:style-name="T1"/></text:p>
      <text:p text:style-name="P3"><text:span text:style-name="T1">%% Generates "leaveGame" message</text:span></text:p>
      <text:p text:style-name="P3"><text:span text:style-name="T1">leaveGameMsg()-&gt;</text:span></text:p>
      <text:p text:style-name="P3"><text:span text:style-name="T1"><text:tab/>Msg = {message, [{type,"leaveGame"}], [{gameId, [{id, "5-in-line-tic-tac-toe"}], []}]},</text:span></text:p>
      <text:p text:style-name="P3"><text:span text:style-name="T1"><text:tab/>msg(Msg).</text:span></text:p>
      <text:p text:style-name="P3"><text:span text:style-name="T1"/></text:p>
      <text:p text:style-name="P3"><text:span text:style-name="T1">%% Generates "logout" message</text:span></text:p>
      <text:p text:style-name="P3"><text:span text:style-name="T1">logoutMsg() -&gt;</text:span></text:p>
      <text:p text:style-name="P3"><text:span text:style-name="T1"><text:tab/>Msg = {message, [{type,"logout"}],[]},</text:span></text:p>
      <text:p text:style-name="P3"><text:span text:style-name="T1"><text:tab/>msg(Msg).</text:span></text:p>
      <text:p text:style-name="P3"><text:span text:style-name="T1"/></text:p>
      <text:p text:style-name="P3"><text:span text:style-name="T1">%% Generates "move" message with a 'tic'</text:span></text:p>
      <text:p text:style-name="P3"><text:span text:style-name="T1">ticMsg() -&gt;</text:span></text:p>
      <text:p text:style-name="P3"><text:span text:style-name="T1"><text:tab/>Msg = {message, [{type,"move"}], [</text:span></text:p>
      <text:p text:style-name="P3"><text:span text:style-name="T1"><text:tab/><text:tab/><text:tab/><text:tab/>{gameId, [{id,"5-in-line-tic-tac-toe"}],[]},</text:span></text:p>
      <text:p text:style-name="P3"><text:span text:style-name="T1"><text:tab/><text:tab/><text:tab/><text:tab/>{move,[],[{tic,[{x,"1"},{y,"2"}],[]}]}</text:span></text:p>
      <text:p text:style-name="P3"><text:span text:style-name="T1"><text:tab/><text:tab/><text:tab/><text:tab/>]},</text:span></text:p>
      <text:p text:style-name="P3"><text:span text:style-name="T1"><text:tab/>msg(Msg).</text:span></text:p>
      <text:p text:style-name="P3"><text:span text:style-name="T1"/></text:p>
      <text:p text:style-name="P3"><text:span text:style-name="T1">%% Generates exemplary "error" message</text:span></text:p>
      <text:p text:style-name="P3"><text:span text:style-name="T1">errorMsg() -&gt;</text:span></text:p>
      <text:p text:style-name="P3"><text:span text:style-name="T1"><text:tab/>Msg = {message, [{type, "error"}], ["this is a test error"]},</text:span></text:p>
      <text:p text:style-name="P3"><text:span text:style-name="T1"><text:tab/>msg(Msg).</text:span></text:p>
      <text:p text:style-name="P3"><text:span text:style-name="T1"/></text:p>
      <text:p text:style-name="P3"><text:span text:style-name="T1">%% Generates exemplary "playerLogin" message - used for testing</text:span></text:p>
      <text:p text:style-name="P3"><text:span text:style-name="T1">playerLoginMsg() -&gt;</text:span></text:p>
      <text:p text:style-name="P3"><text:span text:style-name="T1"><text:tab/>Msg = {message, [{type, "playerLogin"}], [{playerLogin, [{nick,"pawelMichna"},{gameType,"5-in-line-tic-tac-toe"}], []}]},</text:span></text:p>
      <text:p text:style-name="P3"><text:span text:style-name="T1"><text:tab/>msg(Msg)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%%%====================================================</text:span></text:p>
      <text:p text:style-name="P3"><text:span text:style-name="T1">%%% Functions for testing sending messages to a server</text:span></text:p>
      <text:p text:style-name="P3"><text:span text:style-name="T1">%%% ===================================================</text:span></text:p>
      <text:p text:style-name="P3"><text:span text:style-name="T1">testThankYou() -&gt;</text:span></text:p>
      <text:p text:style-name="P3"><text:span text:style-name="T1"><text:tab/>gen_server:cast(gamer, thankYouMsg()).</text:span></text:p>
      <text:p text:style-name="P3"><text:span text:style-name="T1"/></text:p>
      <text:p text:style-name="P3"><text:span text:style-name="T1">testLeaveGame() -&gt;</text:span></text:p>
      <text:p text:style-name="P3"><text:span text:style-name="T1"><text:tab/>gen_server:cast(gamer, leaveGameMsg()).</text:span></text:p>
      <text:p text:style-name="P3"><text:span text:style-name="T1"/></text:p>
      <text:p text:style-name="P3"><text:span text:style-name="T1">testLogout() -&gt;</text:span></text:p>
      <text:p text:style-name="P3"><text:span text:style-name="T1"><text:tab/>gen_server:cast(gamer, logoutMsg()).</text:span></text:p>
      <text:p text:style-name="P3"><text:span text:style-name="T1"/></text:p>
      <text:p text:style-name="P3"><text:span text:style-name="T1">testTic() -&gt;</text:span></text:p>
      <text:p text:style-name="P3"><text:span text:style-name="T1"><text:tab/>gen_server:cast(gamer, ticMsg()).</text:span></text:p>
      <text:p text:style-name="P3"><text:span text:style-name="T1"/></text:p>
      <text:p text:style-name="P3"><text:span text:style-name="T1">testError() -&gt;</text:span></text:p>
      <text:p text:style-name="P3"><text:span text:style-name="T1"><text:tab/>gen_server:cast(gamer, errorMsg()).</text:span></text:p>
      <text:p text:style-name="P3"><text:span text:style-name="T1"/></text:p>
      <text:p text:style-name="P3"><text:soft-page-break/><text:span text:style-name="T1">testPlayerLogin() -&gt;</text:span></text:p>
      <text:p text:style-name="P3"><text:span text:style-name="T1"><text:tab/>gen_server:cast(gamer, playerLoginMsg())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%%%===============================================================</text:span></text:p>
      <text:p text:style-name="P3"><text:span text:style-name="T1">%%% Helper functions</text:span></text:p>
      <text:p text:style-name="P3"><text:span text:style-name="T1">%%%===============================================================</text:span></text:p>
      <text:p text:style-name="P3"><text:span text:style-name="T1"/></text:p>
      <text:p text:style-name="P3"><text:span text:style-name="T1">%% Displays information what message was received and from whom.</text:span></text:p>
      <text:p text:style-name="P3"><text:span text:style-name="T1">msgInfo(Msg,State) -&gt;</text:span></text:p>
      <text:p text:style-name="P3"><text:span text:style-name="T1"><text:s text:c="8"/>io:fwrite("Received ~p from server ~p, gameId:~p~n", [Msg,State#state.address,State#state.gameId]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l Bayan" svg:font-family="'Al Bay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7T22:06:13</dc:date>
    <meta:generator>LibreOffice/3.6$MacOSX_x86 LibreOffice_project/5b93205-6e6b3fc-7830f6d-c08ad66-1d9bf4</meta:generator>
    <meta:editing-duration>P0D</meta:editing-duration>
    <meta:editing-cycles>1</meta:editing-cycles>
    <meta:document-statistic meta:table-count="0" meta:image-count="0" meta:object-count="0" meta:page-count="7" meta:paragraph-count="311" meta:word-count="1131" meta:character-count="14304" meta:non-whitespace-character-count="10165"/>
  </office:meta>
</office:document-meta>
</file>